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61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office:value-type="string">
            <text:p>PWM @</text:p>
            <text:p>10 Hz</text:p>
          </table:table-cell>
          <table:table-cell office:value-type="string">
            <text:p>PWM @</text:p>
            <text:p>10 Hz</text:p>
          </table:table-cell>
          <table:table-cell office:value-type="string">
            <text:p>PWM @</text:p>
            <text:p>10 Hz</text:p>
          </table:table-cell>
          <table:table-cell table:style-name="ce1" office:value-type="string">
            <text:p>PWM @</text:p>
            <text:p>100 Hz</text:p>
          </table:table-cell>
          <table:table-cell table:style-name="ce1" office:value-type="string">
            <text:p>PWM @</text:p>
            <text:p>1000 Hz</text:p>
          </table:table-cell>
          <table:table-cell office:value-type="string">
            <text:p>PWM @</text:p>
            <text:p>5 Hz</text:p>
          </table:table-cell>
        </table:table-row>
        <table:table-row table:style-name="ro2">
          <table:table-cell/>
          <table:table-cell office:value-type="string">
            <text:p>WHT/GRN</text:p>
            <text:p>High (14.x)</text:p>
          </table:table-cell>
          <table:table-cell office:value-type="string">
            <text:p>WHT/GRN</text:p>
            <text:p>High (14.x)</text:p>
          </table:table-cell>
          <table:table-cell table:style-name="ce1" office:value-type="string">
            <text:p>WHT/GRN</text:p>
            <text:p>Low (12.x)</text:p>
          </table:table-cell>
          <table:table-cell office:value-type="string">
            <text:p>WHT/GRN</text:p>
            <text:p>High (14.x)</text:p>
          </table:table-cell>
          <table:table-cell office:value-type="string">
            <text:p>WHT/GRN</text:p>
            <text:p>High (14.x)</text:p>
          </table:table-cell>
          <table:table-cell office:value-type="string">
            <text:p>WHT/GRN</text:p>
            <text:p>High (14.x)</text:p>
          </table:table-cell>
        </table:table-row>
        <table:table-row table:style-name="ro1">
          <table:table-cell/>
          <table:table-cell office:value-type="string">
            <text:p>Vin=115 V</text:p>
          </table:table-cell>
          <table:table-cell table:style-name="ce1" office:value-type="string">
            <text:p>Vin=150 V</text:p>
          </table:table-cell>
          <table:table-cell table:number-columns-repeated="4" table:style-name="ce2" office:value-type="string">
            <text:p>Vin=115 V</text:p>
          </table:table-cell>
        </table:table-row>
        <table:table-row table:style-name="ro2">
          <table:table-cell/>
          <table:table-cell office:value-type="string">
            <text:p>Iout (BK load)</text:p>
            <text:p>set to 10 A</text:p>
          </table:table-cell>
          <table:table-cell office:value-type="string">
            <text:p>Iout (BK load)</text:p>
            <text:p>set to 10 A</text:p>
          </table:table-cell>
          <table:table-cell office:value-type="string">
            <text:p>Iout (BK load)</text:p>
            <text:p>set to 10 A</text:p>
          </table:table-cell>
          <table:table-cell office:value-type="string">
            <text:p>Iout (BK load)</text:p>
            <text:p>set to 10 A</text:p>
          </table:table-cell>
          <table:table-cell office:value-type="string">
            <text:p>Iout (BK load)</text:p>
            <text:p>set to 10 A</text:p>
          </table:table-cell>
          <table:table-cell office:value-type="string">
            <text:p>Iout (BK load)</text:p>
            <text:p>set to 10 A</text:p>
          </table:table-cell>
        </table:table-row>
        <table:table-row table:style-name="ro3">
          <table:table-cell office:value-type="string">
            <text:p>PWM (%)</text:p>
          </table:table-cell>
          <table:table-cell office:value-type="string">
            <text:p>DCDC Vout</text:p>
          </table:table-cell>
          <table:table-cell office:value-type="string">
            <text:p>DCDC Vout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1">
            <text:p>15.21</text:p>
          </table:table-cell>
          <table:table-cell/>
          <table:table-cell office:value-type="float" office:value="12.34">
            <text:p>12.3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.91">
            <text:p>14.91</text:p>
          </table:table-cell>
          <table:table-cell/>
          <table:table-cell office:value-type="float" office:value="12.35">
            <text:p>12.3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68">
            <text:p>14.68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64">
            <text:p>14.6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62">
            <text:p>14.62</text:p>
          </table:table-cell>
          <table:table-cell office:value-type="float" office:value="14.63">
            <text:p>14.6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62">
            <text:p>14.62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.58">
            <text:p>14.58</text:p>
          </table:table-cell>
          <table:table-cell/>
          <table:table-cell office:value-type="float" office:value="12.35">
            <text:p>12.35</text:p>
          </table:table-cell>
          <table:table-cell/>
          <table:table-cell office:value-type="float" office:value="15.2">
            <text:p>15.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.56">
            <text:p>14.5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.52">
            <text:p>14.52</text:p>
          </table:table-cell>
          <table:table-cell table:number-columns-repeated="3"/>
          <table:table-cell office:value-type="float" office:value="15.2">
            <text:p>15.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.48">
            <text:p>14.48</text:p>
          </table:table-cell>
          <table:table-cell/>
          <table:table-cell office:value-type="float" office:value="12.34">
            <text:p>12.34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.44">
            <text:p>14.4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.4">
            <text:p>14.4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.36">
            <text:p>14.3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.32">
            <text:p>14.3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4.28">
            <text:p>14.28</text:p>
          </table:table-cell>
          <table:table-cell office:value-type="float" office:value="12.35">
            <text:p>12.35</text:p>
          </table:table-cell>
          <table:table-cell table:number-columns-repeated="2" office:value-type="float" office:value="13.88">
            <text:p>13.88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4.23">
            <text:p>14.2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4.18">
            <text:p>14.18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4.14">
            <text:p>14.1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.08">
            <text:p>14.08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4.02">
            <text:p>14.02</text:p>
          </table:table-cell>
          <table:table-cell office:value-type="float" office:value="14.03">
            <text:p>14.03</text:p>
          </table:table-cell>
          <table:table-cell office:value-type="float" office:value="12.35">
            <text:p>12.3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3.97">
            <text:p>13.97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3.91">
            <text:p>13.91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.89">
            <text:p>13.89</text:p>
          </table:table-cell>
          <table:table-cell table:number-columns-repeated="3"/>
          <table:table-cell office:value-type="float" office:value="13.88">
            <text:p>13.8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3.89">
            <text:p>13.8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.89">
            <text:p>13.89</text:p>
          </table:table-cell>
          <table:table-cell/>
          <table:table-cell office:value-type="float" office:value="12.35">
            <text:p>12.3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Note: Vout adjustment is very slow... like 15 seconds or more for even a small step.</text:p>
          </table:table-cell>
          <table:table-cell table:number-columns-repeated="6"/>
        </table:table-row>
        <table:table-row table:style-name="ro1">
          <table:table-cell office:value-type="string">
            <text:p>However, when PWM starts somewhere and is set to 0%, supply immediately responds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8/26/2019</text:date>, <text:time>04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9-08-25T15:36:00</meta:creation-date>
    <dc:date>2019-08-26T04:32:23</dc:date>
    <dc:creator>John </dc:creator>
    <meta:editing-duration>PT8H26M3S</meta:editing-duration>
    <meta:editing-cycles>1</meta:editing-cycles>
    <meta:document-statistic meta:table-count="3" meta:cell-count="94" meta:object-count="0"/>
    <meta:generator>OpenOffice/4.1.5$Unix OpenOffice.org_project/415m1$Build-9789</meta:generator>
  </office:meta>
</office:document-meta>
</file>